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2.0555in"/>
    </style:style>
    <style:style style:name="co7" style:family="table-column">
      <style:table-column-properties fo:break-before="auto" style:column-width="1.594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3">
          <table:table-cell table:style-name="ce1" office:value-type="string">
            <text:p>Test ID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st Data</text:p>
          </table:table-cell>
          <table:table-cell office:value-type="string">
            <text:p><text:span text:style-name="T1">Expected</text:span> <text:span text:style-name="T1">Result</text:span>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</table:table-row>
        <table:table-row table:style-name="ro2">
          <table:table-cell office:value-type="string">
            <text:p>TC_001</text:p>
          </table:table-cell>
          <table:table-cell office:value-type="string">
            <text:p>Log in page</text:p>
          </table:table-cell>
          <table:table-cell office:value-type="string">
            <text:p>Project/Dept</text:p>
          </table:table-cell>
          <table:table-cell office:value-type="string">
            <text:p>Valid project name</text:p>
          </table:table-cell>
          <table:table-cell office:value-type="string">
            <text:p>Valid</text:p>
          </table:table-cell>
          <table:table-cell office:value-type="string">
            <text:p>Enter project name</text:p>
          </table:table-cell>
          <table:table-cell table:number-columns-repeated="2"/>
        </table:table-row>
        <table:table-row table:style-name="ro2">
          <table:table-cell office:value-type="string">
            <text:p>TC_002</text:p>
          </table:table-cell>
          <table:table-cell office:value-type="string">
            <text:p>Log in page</text:p>
          </table:table-cell>
          <table:table-cell office:value-type="string">
            <text:p>Project/Dept</text:p>
          </table:table-cell>
          <table:table-cell office:value-type="string">
            <text:p>Invalid project name</text:p>
          </table:table-cell>
          <table:table-cell office:value-type="string">
            <text:p>Error</text:p>
          </table:table-cell>
          <table:table-cell office:value-type="string">
            <text:p>Enter invalid project name</text:p>
          </table:table-cell>
          <table:table-cell table:number-columns-repeated="2"/>
        </table:table-row>
        <table:table-row table:style-name="ro2">
          <table:table-cell office:value-type="string">
            <text:p>TC_003</text:p>
          </table:table-cell>
          <table:table-cell office:value-type="string">
            <text:p>Log in page</text:p>
          </table:table-cell>
          <table:table-cell office:value-type="string">
            <text:p>Ext'n</text:p>
          </table:table-cell>
          <table:table-cell office:value-type="string">
            <text:p>Valid extension number</text:p>
          </table:table-cell>
          <table:table-cell office:value-type="string">
            <text:p>Valid</text:p>
          </table:table-cell>
          <table:table-cell office:value-type="string">
            <text:p>Enter valid extension number</text:p>
          </table:table-cell>
          <table:table-cell table:number-columns-repeated="2"/>
        </table:table-row>
        <table:table-row table:style-name="ro2">
          <table:table-cell office:value-type="string">
            <text:p>TC_004</text:p>
          </table:table-cell>
          <table:table-cell office:value-type="string">
            <text:p>Log in page</text:p>
          </table:table-cell>
          <table:table-cell office:value-type="string">
            <text:p>Ext'n</text:p>
          </table:table-cell>
          <table:table-cell office:value-type="string">
            <text:p>Characters </text:p>
          </table:table-cell>
          <table:table-cell office:value-type="string">
            <text:p>Error</text:p>
          </table:table-cell>
          <table:table-cell office:value-type="string">
            <text:p>Enter characters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og in page</text:p>
          </table:table-cell>
          <table:table-cell office:value-type="string">
            <text:p>Ext'n</text:p>
          </table:table-cell>
          <table:table-cell office:value-type="string">
            <text:p>Special Characters</text:p>
          </table:table-cell>
          <table:table-cell office:value-type="string">
            <text:p>Error</text:p>
          </table:table-cell>
          <table:table-cell office:value-type="string">
            <text:p>Enter special characters </text:p>
          </table:table-cell>
          <table:table-cell table:number-columns-repeated="2"/>
        </table:table-row>
        <table:table-row table:style-name="ro2">
          <table:table-cell office:value-type="string">
            <text:p>TC_005</text:p>
          </table:table-cell>
          <table:table-cell office:value-type="string">
            <text:p>Log in page</text:p>
          </table:table-cell>
          <table:table-cell office:value-type="string">
            <text:p>Ext'n</text:p>
          </table:table-cell>
          <table:table-cell office:value-type="string">
            <text:p>Blank space</text:p>
          </table:table-cell>
          <table:table-cell office:value-type="string">
            <text:p>Error</text:p>
          </table:table-cell>
          <table:table-cell office:value-type="string">
            <text:p>Enter only Blank space</text:p>
          </table:table-cell>
          <table:table-cell table:number-columns-repeated="2"/>
        </table:table-row>
        <table:table-row table:style-name="ro2">
          <table:table-cell office:value-type="string">
            <text:p>TC_006</text:p>
          </table:table-cell>
          <table:table-cell office:value-type="string">
            <text:p>Log in page</text:p>
          </table:table-cell>
          <table:table-cell office:value-type="string">
            <text:p>Ext'n</text:p>
          </table:table-cell>
          <table:table-cell office:value-type="string">
            <text:p>Invalid extension number</text:p>
          </table:table-cell>
          <table:table-cell office:value-type="string">
            <text:p>Error</text:p>
          </table:table-cell>
          <table:table-cell office:value-type="string">
            <text:p>Enter invalid extension number</text:p>
          </table:table-cell>
          <table:table-cell table:number-columns-repeated="2"/>
        </table:table-row>
        <table:table-row table:style-name="ro2">
          <table:table-cell office:value-type="string">
            <text:p>TC_007</text:p>
          </table:table-cell>
          <table:table-cell office:value-type="string">
            <text:p>Log in page</text:p>
          </table:table-cell>
          <table:table-cell office:value-type="string">
            <text:p>Reporting manager</text:p>
          </table:table-cell>
          <table:table-cell office:value-type="string">
            <text:p>Valid manager name</text:p>
          </table:table-cell>
          <table:table-cell office:value-type="string">
            <text:p>Valid</text:p>
          </table:table-cell>
          <table:table-cell office:value-type="string">
            <text:p>Enter valid manager name</text:p>
          </table:table-cell>
          <table:table-cell table:number-columns-repeated="2"/>
        </table:table-row>
        <table:table-row table:style-name="ro2">
          <table:table-cell office:value-type="string">
            <text:p>TC_008</text:p>
          </table:table-cell>
          <table:table-cell office:value-type="string">
            <text:p>Log in page</text:p>
          </table:table-cell>
          <table:table-cell office:value-type="string">
            <text:p>Reporting manager</text:p>
          </table:table-cell>
          <table:table-cell office:value-type="string">
            <text:p>Invalid manager name</text:p>
          </table:table-cell>
          <table:table-cell office:value-type="string">
            <text:p>Error</text:p>
          </table:table-cell>
          <table:table-cell office:value-type="string">
            <text:p>Enter invalid manager name</text:p>
          </table:table-cell>
          <table:table-cell table:number-columns-repeated="2"/>
        </table:table-row>
        <table:table-row table:style-name="ro2">
          <table:table-cell office:value-type="string">
            <text:p>TC_009</text:p>
          </table:table-cell>
          <table:table-cell office:value-type="string">
            <text:p>Log in page</text:p>
          </table:table-cell>
          <table:table-cell office:value-type="string">
            <text:p>Reporting manager</text:p>
          </table:table-cell>
          <table:table-cell office:value-type="string">
            <text:p>Invalid manager name</text:p>
          </table:table-cell>
          <table:table-cell office:value-type="string">
            <text:p>Error</text:p>
          </table:table-cell>
          <table:table-cell office:value-type="string">
            <text:p>Enter invalid manager nam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1/30/2019</text:date>, <text:time>10:4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bhat</meta:initial-creator>
    <meta:creation-date>2019-01-29T09:09:03.39</meta:creation-date>
    <dc:date>2019-01-30T10:46:51.40</dc:date>
    <dc:creator>arun bhat</dc:creator>
    <meta:editing-duration>PT3M17S</meta:editing-duration>
    <meta:editing-cycles>2</meta:editing-cycles>
    <meta:generator>OpenOffice/4.1.1$Win32 OpenOffice.org_project/411m6$Build-9775</meta:generator>
    <meta:document-statistic meta:table-count="3" meta:cell-count="67" meta:object-count="0"/>
  </office:meta>
</office:document-meta>
</file>